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Heading_20_3">
      <style:paragraph-properties fo:text-align="center" style:justify-single-word="false"/>
      <style:text-properties style:font-name="Liberation Serif" fo:font-size="14pt" style:font-size-asian="14pt" style:font-size-complex="14pt"/>
    </style:style>
    <style:style style:name="P2" style:family="paragraph" style:parent-style-name="Text_20_body">
      <style:paragraph-properties fo:text-align="center" style:justify-single-word="false"/>
      <style:text-properties style:font-name="Liberation Serif" fo:font-size="14pt" style:font-size-asian="14pt" style:font-size-complex="14pt"/>
    </style:style>
    <style:style style:name="P3" style:family="paragraph" style:parent-style-name="Text_20_body">
      <style:text-properties style:font-name="Liberation Serif" fo:font-size="14pt" style:font-size-asian="14pt" style:font-size-complex="14pt"/>
    </style:style>
    <style:style style:name="P4" style:family="paragraph" style:parent-style-name="Standard">
      <style:text-properties style:font-name="Liberation Serif" fo:font-size="14pt" style:font-size-asian="14pt" style:font-size-complex="14pt"/>
    </style:style>
    <style:style style:name="T1" style:family="text">
      <style:text-properties style:font-name="Liberation Serif"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Эссе на тему: Народы и государства на территории современной России в древности. Русь в IX - первой трети XIII века</text:h>
      <text:p text:style-name="P2"/>
      <text:p text:style-name="Text_20_body"><text:span text:style-name="Strong_20_Emphasis"><text:span text:style-name="T1">Краткое содержание</text:span></text:span></text:p>
      <text:p text:style-name="P3">Подкаст исследует формирование древнерусского государства и взаимодействие славян с другими народами, включая скандинавов. Спикеры подчеркивают, что славяне образовали единый этнос в VI-VII веках, основываясь на археологических находках. В IX-X веках Скандинавия стала важным торговым партнером для славян, что привело к смешению культур и формированию нового общества. Основные акценты делаются на влияние климатических изменений, роль скандинавов в создании торговых путей, а также на сложность процессов, способствовавших образованию государства.</text:p>
      <text:p text:style-name="P3">Наиболее заинтересовавшими моментами для меня стали обсуждение смешанных браков между скандинавами и славянами и их влияние на создание единого этноса. Также важно отметить, что археологические находки играют ключевую роль в понимании этих процессов.</text:p>
      <text:p text:style-name="Text_20_body"><text:span text:style-name="Strong_20_Emphasis"><text:span text:style-name="T1">Связи между событиями и влияние на историю</text:span></text:span></text:p>
      <text:p text:style-name="P3">Взаимодействие между славянами и скандинавами стало катализатором формирования древнерусского государства. Скандинавы, как завоеватели, не только устанавливали грабительские связи, но и способствовали развитию торговых отношений. Их интерес к богатствам восточнославянских земель, а также стремление создать новые маршруты торговли привели к укреплению экономических связей и интеграции различных племен.</text:p>
      <text:p text:style-name="P3">Данные процессы иллюстрируют, как климатические изменения влияли на миграцию и расселение славян. Похолодание в VI веке вынудило славян расселяться на более благоприятные территории, что способствовало формированию культурного разнообразия и этнических различий. Это не только повлияло на внутреннее устройство славянских племен, но и привело к образованию сложных политических структур.</text:p>
      <text:p text:style-name="Text_20_body"><text:span text:style-name="Strong_20_Emphasis"><text:span text:style-name="T1">Влияние на мой кругозор</text:span></text:span></text:p>
      <text:p text:style-name="P3">Исторический процесс, изложенный в подкасте, открыл передо мной новые аспекты формирования государства и взаимодействия народов. Я узнал о значении смешанных браков и культурных обменов, которые стали основой для единого <text:soft-page-break/>древнерусского народа. Этот процесс показывает, как различные культуры могут сосуществовать и влиять друг на друга, создавая уникальные общества.</text:p>
      <text:p text:style-name="Text_20_body"><text:span text:style-name="T1">Критика современных экологических движений в контексте исторических данных также была для меня новой и интересной. Я понял, что для полного понимания исторических процессов важно учитывать не только факты, но и культурные, климатические и социальные контексты, в которых они происходят.</text:span><text:span text:style-name="T1"/></text:p>
      <text:p text:style-name="Text_20_body"><text:span text:style-name="Strong_20_Emphasis"><text:span text:style-name="T1">Заключение</text:span></text:span></text:p>
      <text:p text:style-name="P3">В итоге, подкаст предоставляет глубокий анализ взаимодействий между различными народами на территории современной России в древности. Он освещает важные аспекты формирования древнерусского государства и показывает, как климатические, социальные и культурные факторы способствовали эволюции славянской культуры. Эти знания не только расширяют мой исторический кругозор, но и помогают лучше понять сложные процессы, которые привели к образованию современных наций и государств.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14:53:23.604253082</meta:creation-date>
    <dc:date>2024-10-07T14:54:37.789865133</dc:date>
    <meta:editing-duration>PT1M14S</meta:editing-duration>
    <meta:editing-cycles>1</meta:editing-cycles>
    <meta:document-statistic meta:table-count="0" meta:image-count="0" meta:object-count="0" meta:page-count="2" meta:paragraph-count="12" meta:word-count="372" meta:character-count="2925" meta:non-whitespace-character-count="2565"/>
    <meta:generator>LibreOffice/24.8.2.1$Linux_X86_64 LibreOffice_project/480$Build-1</meta:generator>
  </office:meta>
</office:document-meta>
</file>